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023-12</text:p>
      <text:p text:style-name="Author">Frank McPherson</text:p>
      <text:p text:style-name="Date">Fri, 02 Feb 2024 16:11:21 GMT</text:p>
      <text:h text:style-name="Heading_20_1" text:outline-level="1">December 2023</text:h>
      <text:h text:style-name="Heading_20_2" text:outline-level="2">December 27</text:h>
      <text:h text:style-name="Heading_20_3" text:outline-level="3">Today I hunted down and bagged a Raspberry Pi 5 at my local Microcenter. I now have the official case and active cooler but don’t yet have the official 5V5A power supply that is needed to power the Pi 5 and associated accessories.</text:h>
      <text:h text:style-name="Heading_20_3" text:outline-level="3">Yesterday I successfully completed building <text:a xlink:type="simple" xlink:href="https://docs.pikvm.org/v2/" office:name=""><text:span text:style-name="Definition">the PiKVM</text:span></text:a> using an Raspberry Pi 4b an HDMI-CSI bridge that I bought on Amazon. I had problems getting it to work at first because I had the FFC cable connected to the display port on the Pi rather than the camera port, but once I figured that out it all started working as expected. My plan is to connect this PiKVM to my Beelink U59 that is my primary Proxmox host.</text:h>
      <text:h text:style-name="Heading_20_2" text:outline-level="2">December 22</text:h>
      <text:h text:style-name="Heading_20_3" text:outline-level="3">I did not know this, but I just learned that in the December 2023 Google Pixel feature drop was added a page that displays the battery cycle count. From Settings tap About Phone, Battery Information. For my Pixel 7a, the page reports the battery was manufactured a little more than a year ago, on November 25, 2022 and the cycle count is 187. I have no idea, however, whether that is more than or less than one should expect, although it is much less than 365. Android Authority has <text:a xlink:type="simple" xlink:href="https://www.androidauthority.com/android-battery-capacity-estimate-3396532/" office:name=""><text:span text:style-name="Definition">a good article</text:span></text:a> that explains this and more battery related features coming in the future.</text:h>
      <text:h text:style-name="Heading_20_3" text:outline-level="3">Web sites that block me from reading their writing due to my using DuckDuckGo’s privacy protections get ignored.</text:h>
      <text:h text:style-name="Heading_20_2" text:outline-level="2">December 21</text:h>
      <text:h text:style-name="Heading_20_3" text:outline-level="3">The fire hydrant outside our garage is leaking. Township water department crew is there now trying to determine what is the cause.</text:h>
      <text:h text:style-name="Heading_20_2" text:outline-level="2">December 20</text:h>
      <text:h text:style-name="Heading_20_3" text:outline-level="3">Playing with Google Bard, via extension to Gmail. I asked Gmail to what are my upcoming reservations and found that it doesn’t seem to understand what “upcoming” means. Bard correctly provided an upcoming reservation at a hotel, but it also included in the list past hotel reservations. Next, I asked Gmail whether I had any tickets for upcoming events, and in a similar way it provided past events, but it also completely missed two items from Ticketmaster that are in my inbox that I was specifically expecting to see in the response.</text:h>
      <text:h text:style-name="Heading_20_3" text:outline-level="3">The constant fan noise of my Work PC is driving me so crazy that I’ve decided to shut it down and utilize my iPad to connect to MS Teams and work email and use my Macbook. Aaaah, the quiet sound of no fan produced white noise.</text:h>
      <text:h text:style-name="Heading_20_3" text:outline-level="3"><text:a xlink:type="simple" xlink:href="https://investors.dxc.com/investor-news/news-details/2023/DXC-Technology-Appoints-Raul-Fernandez-as-Interim-President-and-CEO/default.aspx" office:name=""><text:span text:style-name="Definition">Salvino steps down as CEO of DXC Technology</text:span></text:a>; Fernandez steps in from the board, press release says search for replacement is in progress.</text:h>
      <text:h text:style-name="Heading_20_3" text:outline-level="3">Pagepark was shutdown as per the warning I had received from Oracle Cloud. Logged on to the console and restarted.</text:h>
      <text:h text:style-name="Heading_20_2" text:outline-level="2">December 19</text:h>
      <text:h text:style-name="Heading_20_3" text:outline-level="3">What I like most about <text:a xlink:type="simple" xlink:href="https://read.readwise.io" office:name=""><text:span text:style-name="Definition">Readwise Reader</text:span></text:a> is its support for keyboard shortcuts, just about anything one might want to be done can be done via the keyboard. Unfortunately, support for keyboard shortcuts is highly dependent on Javascript and that seems prone to breakage. It seems about every four months or so the keyboard shortcuts in Reader stop working, and we are in one of those phases. Right now I am seeing shortcuts disappearing just about every time I move from one article to the next, to restore them I have to reload the page. I’ve found the problem exists in Chrome and Firefox. I’ve sent feedback to Readwise so hope they fix this as they have fixed other occurrences.</text:h>
      <text:h text:style-name="Heading_20_3" text:outline-level="3">The fan of my work PC is driving me nuts.</text:h>
      <text:h text:style-name="Heading_20_2" text:outline-level="2">December 18</text:h>
      <text:h text:style-name="Heading_20_3" text:outline-level="3">Got an early Christmas present from Google last week when the December 2023 Security Update was pushed to the Pixel 7a. After the update the battery life has dramatically improved. Seeing more deep sleep and with it sub 2% per hour drain with the screen off per <text:a xlink:type="simple" xlink:href="https://accubatteryapp.com/" office:name=""><text:span text:style-name="Definition">AccuBattery</text:span></text:a>, which is more in line with my prior Pixels.</text:h>
      <text:h text:style-name="Heading_20_3" text:outline-level="3">Back to normal temperature today, with some rain or snow in the forecast.</text:h>
      <text:h text:style-name="Heading_20_2" text:outline-level="2">December 15</text:h>
      <text:h text:style-name="Heading_20_3" text:outline-level="3">Firefox is noticably slower, but so far I am not seeing the issue with keyboard shortcuts that I see with Chrome.</text:h>
      <text:h text:style-name="Heading_20_3" text:outline-level="3">It has been a while since I’ve used Firefox on this desktop, I had forgot that I changed the default fonts, this actually looks pretty nice.</text:h>
      <text:h text:style-name="Heading_20_3" text:outline-level="3">Something is happening with Readwise Reader and Chrome were the keyboard shortcuts are constantly being forgotten as I move through articles, I have to reload the page in order to restore the keyboard shortcuts. Going to switch to Firefox and see whether the problem persists.</text:h>
      <text:h text:style-name="Heading_20_3" text:outline-level="3">Happy birthday to <text:a xlink:type="simple" xlink:href="https://www.loc.gov/item/today-in-history/december-15?loclr=eatod" office:name=""><text:span text:style-name="Definition">the BIll of Rights</text:span></text:a>.</text:h>
      <text:h text:style-name="Heading_20_3" text:outline-level="3">Yesterday the December 2023 security update installed on my Pixel 7a. I was surprised this morning that my phone had 51% battery left having 67% when I went to bed. Not sure what to make of this, but I now the numbers Accubattery are now showing are way out of whack.</text:h>
      <text:h text:style-name="Heading_20_2" text:outline-level="2">December 14</text:h>
      <text:h text:style-name="Heading_20_3" text:outline-level="3">I was momentarily excited when I found articles this morning indicating that 1Password had opened up their beta for passkey login to one’s account, but <text:a xlink:type="simple" xlink:href="https://blog.1password.com/unlock-1password-individual-passkey-beta/" office:name=""><text:span text:style-name="Definition">upon further reading</text:span></text:a> I learn that is only available to new accounts. I won’t be able to try it with my existing account until next year.</text:h>
      <text:h text:style-name="Heading_20_2" text:outline-level="2">December 13</text:h>
      <text:h text:style-name="Heading_20_3" text:outline-level="3"><text:a xlink:type="simple" xlink:href="https://om.co/2023/12/11/microsoft-afl-cio-ai-deal/" office:name=""><text:span text:style-name="Definition">Om Malik’s blog post about AI</text:span></text:a> has <text:a xlink:type="simple" xlink:href="https://149366103.v2.pressablecdn.com/wp-content/uploads/2023/12/Screenshot-2023-12-11-at-1.23.55%E2%80%AFPM.png" office:name=""><text:span text:style-name="Definition">an interesting chart</text:span></text:a> from the U.S. Bureau of Labor Statistics’ Occupational Outlook Handbook that predicts the fastest growing jobs over the next eight years. It is sorted by percentage difference, but you need to look at the actual number of jobs created, which are in thousands. Wind turbine service technicians is second on the list but that amounts to only about 5,000 jobs. The list also includes athletes (7th) and umpires/referees (10th).</text:h>
      <text:h text:style-name="Heading_20_3" text:outline-level="3">I think the biggest consequence to <text:a xlink:type="simple" xlink:href="https://om.co/2023/12/11/microsoft-afl-cio-ai-deal/" office:name=""><text:span text:style-name="Definition">what Om predicts</text:span></text:a> is a potential shift in how we direct young people toward professions that provide for a good life. (aka “the American dream”). When I grew up, and I think it is still the case, it was implied that the best professions, in most cases defined as the ones for which there is a greatest income potential, are white collar, which are the type of jobs at risk. The attack on unions starting in the 1980’s to just recently implied such “blue collar/union” jobs are “less than” non-union, white collar jobs. The huge wealth gap in the United States is a consequence of this direction, which has also transformed the U.S. economy from manufacturing to services. It appears that AI has the potential to force a re-calibration of what we consider good jobs, ironically through the same automation that eliminated so many blue collar jobs during the last thirty years.</text:h>
      <text:h text:style-name="Heading_20_2" text:outline-level="2">December 11</text:h>
      <text:h text:style-name="Heading_20_3" text:outline-level="3">Every extreme action/reaction results in an equal and opposite extreme reaction. At the root of this is fundamentalism that worships extremism.</text:h>
      <text:h text:style-name="Heading_20_2" text:outline-level="2">December 8</text:h>
      <text:h text:style-name="Heading_20_3" text:outline-level="3">I think using the Internet as the source for knowledge/information became a mistake when it became accessible to everyone. Consequently, using the Internet as the data set for Artificial Intelligence seems to be a mistake. The basic problem is determining whether something published is authoritative. Science uses a peer review process to vet published material but even that is often challenged.</text:h>
      <text:h text:style-name="Heading_20_3" text:outline-level="3">I’ve have had a more conscious effort to post photos on my blog this year as a technique of journaling.</text:h>
      <text:h text:style-name="Heading_20_3" text:outline-level="3">It is a beautiful morning</text:h>
      <text:h text:style-name="Heading_20_2" text:outline-level="2">December 7</text:h>
      <text:h text:style-name="Heading_20_3" text:outline-level="3">Google dropped the December Feature update to their Pixel products that <text:a xlink:type="simple" xlink:href="https://www.notebookcheck.net/Google-Pixel-Watch-to-receive-several-Pixel-Watch-2-features-with-new-updates.779869.0.html" office:name=""><text:span text:style-name="Definition">includes new watch</text:span></text:a> faces that are already available in the Watch app on my phone. I’ve added the Adventure face to my watch. I also took a look at the tiles and found new Spotify tiles including one for <text:a xlink:type="simple" xlink:href="https://newsroom.spotify.com/2023-02-22/spotify-debuts-a-new-ai-dj-right-in-your-pocket/" office:name=""><text:span text:style-name="Definition">their DJ</text:span></text:a> that I am trying out. One surprise is that the Spotify Wear OS app does not know about my Google Nest products but it does now my Amazon Echos.</text:h>
      <text:h text:style-name="Heading_20_3" text:outline-level="3">I am puzzled by the battery life of my Pixel 7a, it seems to be draining much faster than it ought and that is frustrating to troubleshoot. According to Accubattery, last night the battery drained at a clip of 5% per hour while the phone was just sitting idle doing nothing. It was only in Deep Sleep 61% of the time the screen was off, so the question becomes, what was preventing the phone from going into deep sleep while sitting idle for hours? Unfortunately, Google doesn’t provide any tools to help answer that question, why doesn’t it?</text:h>
      <text:h text:style-name="Heading_20_3" text:outline-level="3">Manton has published <text:a xlink:type="simple" xlink:href="https://www.manton.org/2023/12/06/made-a-little.html" office:name=""><text:span text:style-name="Definition">a diagram of the micro.blog architecture</text:span></text:a>.</text:h>
      <text:h text:style-name="Heading_20_2" text:outline-level="2">December 5</text:h>
      <text:h text:style-name="Heading_20_3" text:outline-level="3">I’ve linked to Linus Lee’s writing before because I think he is really smart and wise and I had been disappointed because he hasn’t written any post recently then noticed his stream. Looks Linus is posting his writing/thoughts to <text:a xlink:type="simple" xlink:href="https://stream.thesephist.com/about/" office:name=""><text:span text:style-name="Definition">his stream</text:span></text:a> rather than writing blog posts, and so today I’ve been catching up on his posts during this chatGPT era, which required to <text:a xlink:type="simple" xlink:href="https://stream.thesephist.com/?p=11" office:name=""><text:span text:style-name="Definition">go back in time to last November</text:span></text:a> and then scroll upward through the stream. Streams are designed to be “subscribed to” and more importantly kept current with, but I think it would be cool if stream developers provided a catchup format where the reader could specify a point in time to go back to and then the web app would present that content in a top-down format. The problem become very apparently with Linus’ stream because the page navigation is at the bottom of the web page and that means after reading from bottom to top I have to scroll back down to move to the previous page.</text:h>
      <text:h text:style-name="Heading_20_3" text:outline-level="3">Linus Lee: <text:a xlink:type="simple" xlink:href="https://stream.thesephist.com/updates/1670697846" office:name=""><text:span text:style-name="Definition">Use cases</text:span></text:a> for LLM applied to a dataset of personal writing.</text:h>
      <text:h text:style-name="Heading_20_3" text:outline-level="3">I read <text:a xlink:type="simple" xlink:href="https://linuximpact.com/trilium-notes-is-the-self-hosted-evernote-alternative-youre-looking-for/" office:name=""><text:span text:style-name="Definition">an article</text:span></text:a> about using <text:a xlink:type="simple" xlink:href="https://github.com/zadam/trilium" office:name=""><text:span text:style-name="Definition">Trilium Notes</text:span></text:a> as an alternative to Evernote and I decided to build a server instance based on their official Docker image. Looks like a robust web application with Electron-based desktop apps for Linux, Windows, and Mac, although the Mac version is apparently not officially supported. A significant downside is that there is no mobile app version although there is a mobile version of the web application.</text:h>
      <text:h text:style-name="Heading_20_3" text:outline-level="3">I plan to not renew my Evernote subscription when it expires next month. I have exported all of my Evernote notes and imported them in to Obsidian. I also have an import in to OneNote. The main reason why I made these imports is for archival access and I don’t plan to add to them. My current replacement for Evernote is Joplin, with synchronization being faciliated via OneDrive and secured via end to end encryption. I have synchronization working between Linux, Mac, and iPadOS versions of the application but for some reason synchronization does not work with the Android version and some I am living without access via my phone.</text:h>
      <text:h text:style-name="Heading_20_3" text:outline-level="3">The main use case for <text:a xlink:type="simple" xlink:href="https://joplinapp.org/help/" office:name=""><text:span text:style-name="Definition">Joplin</text:span></text:a> is storing browser web clippings. Unfortunately, sharing of web content to Joplin on iPadOS only sends the page link in to Joplin rather than doing a screenshot or markdown capture, so Joplin is not a perfect replacement of Evernote. There are web clipping Chrome and Firefox extensions for Trilium Notes that I have not tested.</text:h>
      <text:h text:style-name="Heading_20_2" text:outline-level="2">December 1</text:h>
      <text:h text:style-name="Heading_20_3" text:outline-level="3">One of announcements during the recent OpenAI Developers conference is the ability for one to create their own GPTs. <text:a xlink:type="simple" xlink:href="https://simonwillison.net/2023/Nov/15/gpts/" office:name=""><text:span text:style-name="Definition">Here is an article</text:span></text:a> that goes into what that means in great detail.</text:h>
      <text:h text:style-name="Heading_20_3" text:outline-level="3">I read about <text:a xlink:type="simple" xlink:href="https://hacks.mozilla.org/2023/11/introducing-llamafile/" office:name=""><text:span text:style-name="Definition">llamafile</text:span></text:a>, which is a Mozilla project to run Large Language Models locally on computers. I followed the instructions in <text:a xlink:type="simple" xlink:href="http://simonwillison.net/2023/Nov/29/llamafile/#atom-everything" office:name=""><text:span text:style-name="Definition">the article</text:span></text:a> to download and install Xcode on my Macbook Air M1 and then downloaded and ran llamafile. I then ran the app and the GUI started in a web page, running via localhost, as indicated. I tried uploading a picture and asked it to describe it, which it did but with some errors. Performance was a bit slow as this was on an M1 rather than an M2 that the author indicated he used, but it did run. I also tried <text:a xlink:type="simple" xlink:href="https://github.com/mozilla-Ocho/llamafile" office:name=""><text:span text:style-name="Definition">the WizardCoder-Python-13B model</text:span></text:a> but it would not run.</text:h>
      <text:h text:style-name="Heading_20_3" text:outline-level="3">As much as I like Fantastical Calendar, I can’t justify paying $56.99 per year for it.</text:h>
      <text:h text:style-name="Heading_20_3" text:outline-level="3">I wonder whether an LLM could provide for <text:a xlink:type="simple" xlink:href="https://frankmcpherson.blog/2020/12/01/what-to-do.html" office:name=""><text:span text:style-name="Definition">my idea of automatically linking of text</text:span></text:a>.</text:h>
      <text:h text:style-name="Heading_20_3" text:outline-level="3">I can’t believe that today is the first day of December.</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2023-12</dc:title>
    <dc:description/>
    <dc:subject/>
    <meta:keyword/>
    <meta:initial-creator>Frank McPherson</meta:initial-creator>
    <dc:creator>Frank McPherson</dc:creator>
    <meta:creation-date>2024-03-12T19:40:01Z</meta:creation-date>
    <dc:date>2024-03-12T19:40:01Z</dc:date>
    <meta:user-defined meta:name="date" meta:value-type="string">Fri, 02 Feb 2024 16:11:21 GMT</meta:user-defined>
  </office:meta>
</office:document-meta>
</file>